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a2bcb" officeooo:paragraph-rsid="001a2bcb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a2bcb" officeooo:paragraph-rsid="001a2bcb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1a2bcb" officeooo:paragraph-rsid="001a2bcb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b7ee6" officeooo:paragraph-rsid="001a2bc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b7ee6" officeooo:paragraph-rsid="001b7ee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d4d24" officeooo:paragraph-rsid="001d4d24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f1650" officeooo:paragraph-rsid="001f1650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7pt" officeooo:rsid="001a2bcb" officeooo:paragraph-rsid="001a2bcb" style:font-size-asian="7pt" style:font-size-complex="7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a2bcb" officeooo:paragraph-rsid="001a2bcb" style:font-size-asian="14pt" style:font-weight-asian="bold" style:font-size-complex="14pt" style:font-weight-complex="bold"/>
    </style:style>
    <style:style style:name="T1" style:family="text">
      <style:text-properties officeooo:rsid="001d4d24"/>
    </style:style>
    <style:style style:name="T2" style:family="text">
      <style:text-properties officeooo:rsid="001f1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lan van aanpak LEGO-BAPP</text:p>
      <text:p text:style-name="P8">Door Richard Vink en Marijn Otte (hier studienummers)</text:p>
      <text:p text:style-name="P3"/>
      <text:p text:style-name="P4">Overzicht per week</text:p>
      <text:p text:style-name="P5">– 2 weken onderzoek doen</text:p>
      <text:p text:style-name="P5">– eerste dagen GUI bouwen wat voldoet aan functionele eisen, maar nog niet gedetailleerd is.</text:p>
      <text:p text:style-name="P5">– 4 weken om gevraagde implementatie in te bouwen</text:p>
      <text:p text:style-name="P5">– 2 weken om een iOS versie te maken van de android App.</text:p>
      <text:p text:style-name="P5">– 2 weken om eventuele problemen op te vangen en te de details te verfijnen.</text:p>
      <text:p text:style-name="P5"/>
      <text:p text:style-name="P5">Onderzoek doen:</text:p>
      <text:p text:style-name="P5">– Mogelijkheden stukjes te <text:span text:style-name="T1">controleren</text:span> (<text:span text:style-name="T1">gewicht</text:span>)</text:p>
      <text:p text:style-name="P5">– <text:span text:style-name="T1">Hoe Android/iOs apps te maken</text:span><text:line-break/></text:p>
      <text:p text:style-name="P6">GUI</text:p>
      <text:p text:style-name="P6">– functionele menu's implementeren</text:p>
      <text:p text:style-name="P6">– details toevoegen in de laatste weken</text:p>
      <text:p text:style-name="P6"/>
      <text:p text:style-name="P6">Implementatie</text:p>
      <text:p text:style-name="P6">– mogelijkheid om te controleren of de speeldoos compleet is</text:p>
      <text:p text:style-name="P6">– <text:span text:style-name="T2">Spelende wijze manier maken</text:span></text:p>
      <text:p text:style-name="P6">– <text:span text:style-name="T2">Hoe te gebruiken implementeren</text:span></text:p>
      <text:p text:style-name="P6"/>
      <text:p text:style-name="P7">iOS</text:p>
      <text:p text:style-name="P7">– Plan is om de eerste versie voor Android te maken</text:p>
      <text:p text:style-name="P7">– Dan aan de hand van deze versie een iOS versie te maken</text:p>
      <text:p text:style-name="P7"/>
      <text:p text:style-name="P7">Problemen</text:p>
      <text:p text:style-name="P7">– Implementatie problemen laatste weken opvangen</text:p>
      <text:p text:style-name="P7">– GUI details toevoegen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5-04-20T16:51:22.663705749</meta:creation-date>
    <dc:date>2015-04-20T17:58:30.458406167</dc:date>
    <dc:creator>Richard </dc:creator>
    <meta:editing-duration>PT21M16S</meta:editing-duration>
    <meta:editing-cycles>1</meta:editing-cycles>
    <meta:document-statistic meta:table-count="0" meta:image-count="0" meta:object-count="0" meta:page-count="1" meta:paragraph-count="24" meta:word-count="139" meta:character-count="889" meta:non-whitespace-character-count="757"/>
    <meta:generator>LibreOffice/4.3.3.2$Linux_X86_64 LibreOffice_project/430m0$Build-2</meta:generator>
  </office:meta>
</office:document-meta>
</file>